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0">
      <style:table-cell-properties fo:border="thin solid #000000" fo:background-color="#DDEBF7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#FFF2CC"/>
    </style:style>
    <style:style style:name="ce8" style:family="table-cell" style:parent-style-name="Default" style:data-style-name="N0">
      <style:table-cell-properties fo:border="thin solid #000000" style:vertical-align="middle" fo:background-color="#00B050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fo:background-color="#00B0F0"/>
    </style:style>
    <style:style style:name="ce10" style:family="table-cell" style:parent-style-name="Default" style:data-style-name="N0">
      <style:table-cell-properties fo:border="thin solid #000000" fo:background-color="#00B05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fo:background-color="#FFFF00"/>
    </style:style>
    <style:style style:name="ce14" style:family="table-cell" style:parent-style-name="Default" style:data-style-name="N0">
      <style:table-cell-properties fo:border="thin solid #000000" fo:background-color="#00B0F0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aliaçã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NOTA FINAL</text:p>
          </table:table-cell>
          <table:table-cell table:style-name="ce3"/>
          <table:table-cell table:number-columns-repeated="3" table:style-name="ce1"/>
          <table:table-cell office:value-type="float" office:value="19012021" table:style-name="ce4">
            <text:p>19012021</text:p>
          </table:table-cell>
          <table:table-cell office:value-type="string" table:style-name="ce1">
            <text:p>Predictio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5">
            <text:p>Avaliação</text:p>
          </table:table-cell>
          <table:table-cell office:value-type="string" table:style-name="ce5">
            <text:p>Total</text:p>
          </table:table-cell>
          <table:table-cell table:style-name="ce5"/>
          <table:table-cell office:value-type="string" table:style-name="ce5">
            <text:p>%</text:p>
          </table:table-cell>
          <table:table-cell table:style-name="ce1"/>
          <table:table-cell office:value-type="string" table:style-name="ce5">
            <text:p>%</text:p>
          </table:table-cell>
          <table:table-cell office:value-type="string" table:style-name="ce5">
            <text:p>NOTA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Trabalho 1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1" table:formula="of:=([.$B$5]/[.$C$5])" table:style-name="ce8">
            <text:p>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Trabalho 2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2" table:formula="of:=([.$B$6]/[.$C$6])" table:style-name="ce8">
            <text:p>0.2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float" office:value="9" table:style-name="ce6">
            <text:p>9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45" table:formula="of:=([.$B$7]/[.$C$7])" table:style-name="ce8">
            <text:p>0.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Trabalho 3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2" table:formula="of:=([.$B$8]/[.$C$8])" table:style-name="ce8">
            <text:p>0.2</text:p>
          </table:table-cell>
          <table:table-cell table:number-columns-repeated="16379" table:style-name="ce1"/>
        </table:table-row>
        <table:table-row table:style-name="ro1">
          <table:table-cell table:style-name="ce6"/>
          <table:table-cell office:value-type="float" office:value="13" table:style-name="ce9">
            <text:p>13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65" table:formula="of:=([.$B$9]/[.$C$9])" table:style-name="ce8">
            <text:p>0.65</text:p>
          </table:table-cell>
          <table:table-cell table:style-name="ce1"/>
          <table:table-cell office:value-type="float" office:value="0.29166666666666669" table:formula="of:=(SUM([.E5:.E9])/3)*0.35" table:style-name="ce10">
            <text:p>0.291666667</text:p>
          </table:table-cell>
          <table:table-cell table:number-columns-repeated="16377" table:style-name="ce1"/>
        </table:table-row>
        <table:table-row table:style-name="ro1">
          <table:table-cell table:number-columns-repeated="2" table:style-name="ce1"/>
          <table:table-cell table:style-name="ce11"/>
          <table:table-cell table:style-name="ce1"/>
          <table:table-cell table:style-name="ce12"/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Minimo</text:p>
          </table:table-cell>
          <table:table-cell table:number-columns-repeated="2" table:style-name="ce1"/>
          <table:table-cell table:style-name="ce12"/>
          <table:table-cell table:number-columns-repeated="16379" table:style-name="ce1"/>
        </table:table-row>
        <table:table-row table:style-name="ro1">
          <table:table-cell office:value-type="string" table:style-name="ce6">
            <text:p>EXAM</text:p>
          </table:table-cell>
          <table:table-cell office:value-type="float" office:value="8" table:style-name="ce13">
            <text:p>8</text:p>
          </table:table-cell>
          <table:table-cell office:value-type="float" office:value="20" table:style-name="ce7">
            <text:p>20</text:p>
          </table:table-cell>
          <table:table-cell table:style-name="ce6"/>
          <table:table-cell office:value-type="float" office:value="0.4" table:formula="of:=([.$B$12]/[.$C$12])" table:style-name="ce8">
            <text:p>0.4</text:p>
          </table:table-cell>
          <table:table-cell table:style-name="ce1"/>
          <table:table-cell office:value-type="float" office:value="0.26" table:formula="of:=([.$E$12])*0.65" table:style-name="ce10">
            <text:p>0.26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float" office:value="0.55166666666666675" table:formula="of:=([.G9]+[.G12])" table:style-name="ce10">
            <text:p>0.551666667</text:p>
          </table:table-cell>
          <table:table-cell office:value-type="float" office:value="11.033333333333335" table:formula="of:=[.G14]*20" table:style-name="ce10">
            <text:p>11.03333333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">
            <text:p>Espera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xam</text:p>
          </table:table-cell>
          <table:table-cell office:value-type="float" office:value="14" table:style-name="ce14">
            <text:p>14</text:p>
          </table:table-cell>
          <table:table-cell table:number-columns-repeated="4" table:style-name="ce1"/>
          <table:table-cell office:value-type="float" office:value="0.74666666666666659" table:formula="of:=[.G9]+(([.$B$16]/[.$C$12])*0.65)" table:style-name="ce10">
            <text:p>0.746666667</text:p>
          </table:table-cell>
          <table:table-cell office:value-type="float" office:value="14.933333333333332" table:formula="of:=[.G16]*20" table:style-name="ce10">
            <text:p>14.93333333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9">
            <text:p>To Be Confirmed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Fixed Value</text:p>
          </table:table-cell>
          <table:table-cell table:number-columns-repeated="16383"/>
        </table:table-row>
        <table:table-row table:style-name="ro1">
          <table:table-cell office:value-type="string" table:style-name="ce13">
            <text:p>Minimum</text:p>
          </table:table-cell>
          <table:table-cell table:number-columns-repeated="16383"/>
        </table:table-row>
        <table:table-row table:style-name="ro1">
          <table:table-cell office:value-type="string" table:style-name="ce10">
            <text:p>Calculation</text:p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sergio santos</meta:initial-creator>
    <dc:creator>sergio santos</dc:creator>
    <meta:creation-date>2021-01-19T01:26:00Z</meta:creation-date>
    <dc:date>2021-01-19T12:21:49Z</dc:date>
  </office:meta>
</office:document-meta>
</file>